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Contents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2pt" officeooo:paragraph-rsid="0012b207" style:font-size-asian="12pt" style:font-size-complex="12pt"/>
    </style:style>
    <style:style style:name="P2" style:family="paragraph" style:parent-style-name="List_20_Contents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2pt" fo:language="zxx" fo:country="none" officeooo:paragraph-rsid="00128e0a" style:font-size-asian="12pt" style:language-asian="zxx" style:country-asian="none" style:font-size-complex="12pt" style:language-complex="zxx" style:country-complex="none"/>
    </style:style>
    <style:style style:name="P3" style:family="paragraph" style:parent-style-name="List_20_Contents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2pt" fo:language="zxx" fo:country="none" officeooo:paragraph-rsid="0012b207" style:font-size-asian="12pt" style:language-asian="zxx" style:country-asian="none" style:font-size-complex="12pt" style:language-complex="zxx" style:country-complex="none"/>
    </style:style>
    <style:style style:name="P4" style:family="paragraph" style:parent-style-name="List_20_Heading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2pt" officeooo:paragraph-rsid="0012b207" style:font-size-asian="12pt" style:font-size-complex="12pt"/>
    </style:style>
    <style:style style:name="P5" style:family="paragraph" style:parent-style-name="List_20_Heading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2pt" fo:language="zxx" fo:country="none" officeooo:paragraph-rsid="00128e0a" style:font-size-asian="12pt" style:language-asian="zxx" style:country-asian="none" style:font-size-complex="12pt" style:language-complex="zxx" style:country-complex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128e0a" style:font-size-asian="10pt" style:font-size-complex="10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2pt" fo:language="zxx" fo:country="none" officeooo:paragraph-rsid="00128e0a" style:font-size-asian="12pt" style:language-asian="zxx" style:country-asian="none" style:font-size-complex="12pt" style:language-complex="zxx" style:country-complex="none"/>
    </style:style>
    <style:style style:name="P8" style:family="paragraph" style:parent-style-name="Text_20_body">
      <style:text-properties style:font-name="Liberation Mono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9" style:family="paragraph" style:parent-style-name="List_20_Heading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2pt" fo:language="zxx" fo:country="none" fo:font-style="normal" style:text-underline-style="none" fo:font-weight="bold" officeooo:rsid="00ca5d06" officeooo:paragraph-rsid="00128e0a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0" style:family="paragraph" style:parent-style-name="List_20_Contents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2pt" fo:language="zxx" fo:country="none" fo:font-style="normal" style:text-underline-style="none" fo:font-weight="bold" officeooo:rsid="00ca5d06" officeooo:paragraph-rsid="00128e0a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1" style:family="paragraph" style:parent-style-name="Text_20_body">
      <style:text-properties style:font-name="Liberation Mono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b9b9b" style:font-weight-asian="bold" style:font-weight-complex="bold"/>
    </style:style>
    <style:style style:name="T3" style:family="text">
      <style:text-properties fo:font-weight="bold" officeooo:rsid="00e253bc" style:font-weight-asian="bold" style:font-weight-complex="bold"/>
    </style:style>
    <style:style style:name="T4" style:family="text">
      <style:text-properties officeooo:rsid="00db9b9b"/>
    </style:style>
    <style:style style:name="T5" style:family="text">
      <style:text-properties fo:color="#000000" fo:font-style="normal" style:text-underline-style="none" fo:font-weight="bold" officeooo:rsid="00ca5d06" style:font-style-asian="normal" style:font-weight-asian="bold" style:font-style-complex="normal" style:font-weight-complex="bold"/>
    </style:style>
    <style:style style:name="T6" style:family="text">
      <style:text-properties fo:color="#000000" fo:font-style="normal" style:text-underline-style="none" fo:font-weight="bold" officeooo:rsid="00db3799" style:font-style-asian="normal" style:font-weight-asian="bold" style:font-style-complex="normal" style:font-weight-complex="bold"/>
    </style:style>
    <style:style style:name="T7" style:family="text">
      <style:text-properties fo:color="#000000" fo:font-style="normal" style:text-underline-style="none" fo:font-weight="normal" officeooo:rsid="00ca5d06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style:text-underline-style="none" fo:font-weight="normal" officeooo:rsid="00db3799" style:font-style-asian="normal" style:font-weight-asian="normal" style:font-style-complex="normal" style:font-weight-complex="normal"/>
    </style:style>
    <style:style style:name="T9" style:family="text">
      <style:text-properties fo:color="#000000" style:font-name="Liberation Mono" fo:font-size="12pt" fo:language="zxx" fo:country="none" fo:font-style="normal" style:text-underline-style="none" fo:font-weight="bold" officeooo:rsid="00ca5d06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0" style:family="text">
      <style:text-properties fo:color="#000000" style:font-name="Liberation Mono" fo:font-size="12pt" fo:language="zxx" fo:country="none" fo:font-style="italic" style:text-underline-style="none" fo:font-weight="bold" officeooo:rsid="00ca5d06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1" style:family="text">
      <style:text-properties officeooo:rsid="00db3799"/>
    </style:style>
    <style:style style:name="T12" style:family="text">
      <style:text-properties style:font-name="Liberation Mono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3" style:family="text">
      <style:text-properties officeooo:rsid="00e253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9">Programowanie obiektowe (</text:span><text:a xlink:type="simple" xlink:href="https://pl.wikipedia.org/wiki/Język_angielski" text:style-name="Internet_20_link" text:visited-style-name="Visited_20_Internet_20_Link">ang.</text:a><text:span text:style-name="T9"> </text:span><text:span text:style-name="T10">object-oriented programming</text:span><text:span text:style-name="T9">, OOP) – </text:span><text:a xlink:type="simple" xlink:href="https://pl.wikipedia.org/wiki/Paradygmat_programowania" text:style-name="Internet_20_link" text:visited-style-name="Visited_20_Internet_20_Link">paradygmat programowania</text:a><text:span text:style-name="T9">, w którym programy definiuje się za pomocą </text:span><text:a xlink:type="simple" xlink:href="https://pl.wikipedia.org/wiki/Obiekt_(programowanie_obiektowe)" text:style-name="Internet_20_link" text:visited-style-name="Visited_20_Internet_20_Link">obiektów</text:a><text:span text:style-name="T9"> – elementów łączących </text:span><text:span text:style-name="T10">stan</text:span><text:span text:style-name="T9"> (czyli </text:span><text:a xlink:type="simple" xlink:href="https://pl.wikipedia.org/wiki/Dane" text:style-name="Internet_20_link" text:visited-style-name="Visited_20_Internet_20_Link">dane</text:a><text:span text:style-name="T9">, nazywane najczęściej </text:span><text:a xlink:type="simple" xlink:href="https://pl.wikipedia.org/wiki/Pole_(informatyka)" text:style-name="Internet_20_link" text:visited-style-name="Visited_20_Internet_20_Link">polami</text:a><text:span text:style-name="T9">) i </text:span><text:span text:style-name="T10">zachowanie</text:span><text:span text:style-name="T9"> (czyli procedury, tu: </text:span><text:a xlink:type="simple" xlink:href="https://pl.wikipedia.org/wiki/Metoda_(programowanie_obiektowe)" text:style-name="Internet_20_link" text:visited-style-name="Visited_20_Internet_20_Link">metody</text:a><text:span text:style-name="T9">). Obiektowy program komputerowy wyrażony jest jako zbiór takich obiektów, komunikujących się pomiędzy sobą w celu wykonywania zadań. </text:span></text:p>
      <text:p text:style-name="P8"/>
      <text:p text:style-name="Text_20_body"><text:span text:style-name="T12">Podejście to różni się od tradycyjnego </text:span><text:a xlink:type="simple" xlink:href="https://pl.wikipedia.org/wiki/Programowanie_proceduralne" text:style-name="Internet_20_link" text:visited-style-name="Visited_20_Internet_20_Link"><text:span text:style-name="T12">programowania proceduralnego</text:span></text:a><text:span text:style-name="T12">, gdzie dane i </text:span><text:a xlink:type="simple" xlink:href="https://pl.wikipedia.org/wiki/Podprogram" text:style-name="Internet_20_link" text:visited-style-name="Visited_20_Internet_20_Link"><text:span text:style-name="T12">procedury</text:span></text:a><text:span text:style-name="T12"> nie są ze sobą bezpośrednio związane. Programowanie obiektowe ma ułatwić pisanie, konserwację i wielokrotne użycie programów lub ich fragmentów. </text:span></text:p>
      <text:p text:style-name="P8"/>
      <text:p text:style-name="P8">Największym atutem programowania, projektowania oraz analizy obiektowej jest zgodność takiego podejścia z rzeczywistością – mózg ludzki jest w naturalny sposób najlepiej przystosowany do takiego podejścia przy przetwarzaniu informacji. </text:p>
      <text:p text:style-name="P10"/>
      <text:p text:style-name="P9"/>
      <text:p text:style-name="P5"><text:span text:style-name="T5">object-oriented programming</text:span><text:span text:style-name="T7"> - </text:span><text:span text:style-name="T11">a</text:span> powerful style of programming in which data and the operations that manipulate it are organized into objects.</text:p>
      <text:p text:style-name="P7"/>
      <text:p text:style-name="P5"><text:span text:style-name="T6">o</text:span><text:span text:style-name="T5">bject</text:span><text:span text:style-name="T7"> - </text:span><text:span text:style-name="T8">a</text:span> compound data type that is often used to model a thing or concept in the real world. It bundles together the data and the operations that are relevant for that kind of data. Instance and object are used interchangeably.</text:p>
      <text:p text:style-name="P2"/>
      <text:p text:style-name="P5"><text:span text:style-name="T2">c</text:span><text:span text:style-name="T1">lass</text:span> - <text:span text:style-name="T4">a</text:span> user-defined compound type. A class can also be thought of as a template for the objects that are instances of it. </text:p>
      <text:p text:style-name="P2"/>
      <text:p text:style-name="P4"><text:span text:style-name="T3">p</text:span><text:span text:style-name="T1">olymorphic</text:span> - <text:span text:style-name="T13">a</text:span> function that can operate on more than one type. Notice the subtle distinction: <text:span text:style-name="T1">overloading</text:span> has different functions (all with the same name) for different types, whereas a polymorphic function is a single function that can work for a range of types.</text:p>
      <text:p text:style-name="P1"/>
      <text:p text:style-name="P3">To determine whether a function can be applied to a new type, we apply Python’s fundamental rule of <text:span text:style-name="T1">polymorphism</text:span>, called the <text:span text:style-name="Strong_20_Emphasis">duck typing rule</text:span>: <text:span text:style-name="Emphasis">If all of the operations inside the function can be applied to the type, the function can be applied to the typ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3T13:45:12.343019426</dc:date>
    <meta:editing-duration>PT55M21S</meta:editing-duration>
    <meta:editing-cycles>1</meta:editing-cycles>
    <meta:generator>LibreOffice/6.3.5.2$Linux_X86_64 LibreOffice_project/30$Build-2</meta:generator>
    <meta:document-statistic meta:table-count="0" meta:image-count="0" meta:object-count="0" meta:page-count="1" meta:paragraph-count="8" meta:word-count="282" meta:character-count="1877" meta:non-whitespace-character-count="1596"/>
  </office:meta>
</office:document-meta>
</file>